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table:style-name="ce1"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</table:table-row>
        <table:table-row table:style-name="ro1">
          <table:table-cell office:value-type="string" calcext:value-type="string">
            <text:p>h (Planck)</text:p>
          </table:table-cell>
          <table:table-cell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</table:table-row>
        <table:table-row table:style-name="ro1">
          <table:table-cell office:value-type="string" calcext:value-type="string">
            <text:p>c (S.o.L.)</text:p>
          </table:table-cell>
          <table:table-cell table:style-name="ce1"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</table:table-row>
        <table:table-row table:style-name="ro1">
          <table:table-cell office:value-type="string" calcext:value-type="string">
            <text:p>electron m</text:p>
          </table:table-cell>
          <table:table-cell office:value-type="float" office:value="9.1093837015E-031" calcext:value-type="float">
            <text:p>9.11E-3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V (to J)</text:p>
          </table:table-cell>
          <table:table-cell office:value-type="float" office:value="1.602176634E-019" calcext:value-type="float">
            <text:p>1.60E-19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 (to eV)</text:p>
          </table:table-cell>
          <table:table-cell office:value-type="float" office:value="6.241509074E+018" calcext:value-type="float">
            <text:p>6.24E+18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office:value-type="string" calcext:value-type="string">
            <text:p>Avo’s #</text:p>
          </table:table-cell>
          <table:table-cell office:value-type="float" office:value="6.02214076E+023" calcext:value-type="float">
            <text:p>6.02E+23</text:p>
          </table:table-cell>
          <table:table-cell/>
        </table:table-row>
        <table:table-row table:style-name="ro1">
          <table:table-cell office:value-type="string" calcext:value-type="string">
            <text:p>Rydberg C</text:p>
          </table:table-cell>
          <table:table-cell table:style-name="ce3" office:value-type="float" office:value="109677.5834028" calcext:value-type="float">
            <text:p>109677.5834028</text:p>
          </table:table-cell>
          <table:table-cell office:value-type="string" calcext:value-type="string">
            <text:p>cm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52:27.73440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9:16:29.233452417</meta:creation-date>
    <dc:date>2021-02-13T14:52:45.167826646</dc:date>
    <meta:editing-duration>PT2H18M14S</meta:editing-duration>
    <meta:editing-cycles>3</meta:editing-cycles>
    <meta:generator>LibreOffice/6.4.6.2$Linux_X86_64 LibreOffice_project/40$Build-2</meta:generator>
    <meta:document-statistic meta:table-count="1" meta:cell-count="25" meta:object-count="0"/>
  </office:meta>
</office:document-meta>
</file>